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4*"/>
    </style:style>
    <style:style style:name="Table1.B" style:family="table-column">
      <style:table-column-properties style:column-width="2.1201in" style:rel-column-width="20064*"/>
    </style:style>
    <style:style style:name="Table1.C" style:family="table-column">
      <style:table-column-properties style:column-width="3.4201in" style:rel-column-width="323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099032" officeooo:paragraph-rsid="001e79e3"/>
    </style:style>
    <style:style style:name="P2" style:family="paragraph" style:parent-style-name="Text_20_body">
      <style:text-properties officeooo:paragraph-rsid="001cfac7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Ubuntu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Ubuntu" fo:font-size="9pt" fo:font-weight="bold" officeooo:rsid="0020379c" officeooo:paragraph-rsid="0020379c" style:font-size-asian="9pt" style:font-weight-asian="bold" style:font-size-complex="9pt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Ubuntu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Ubuntu" fo:font-size="9pt" fo:font-weight="normal" officeooo:rsid="0021fb83" officeooo:paragraph-rsid="0021fb83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Ubuntu" fo:font-size="9pt" fo:font-weight="normal" officeooo:rsid="00248634" officeooo:paragraph-rsid="00248634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Ubuntu" fo:font-size="9pt" fo:font-weight="normal" officeooo:rsid="0020379c" officeooo:paragraph-rsid="0020379c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Ubuntu" fo:font-size="9pt" fo:font-weight="normal" officeooo:rsid="00223ae2" officeooo:paragraph-rsid="00223ae2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Ubuntu" fo:font-size="9pt" fo:font-weight="normal" officeooo:paragraph-rsid="0021fb83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style:font-name="Ubuntu" fo:font-size="9pt" fo:font-weight="bold" style:font-size-asian="9pt" style:font-weight-asian="bold" style:font-size-complex="9pt" style:font-weight-complex="bold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style:font-name="Ubuntu" fo:font-size="9pt" fo:font-weight="normal" officeooo:paragraph-rsid="00172bcf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margin-left="0in" fo:margin-right="0in" fo:text-indent="0in" style:auto-text-indent="false"/>
      <style:text-properties style:font-name="Ubuntu" fo:font-size="9pt" fo:font-weight="bold" officeooo:rsid="001b2c5c" officeooo:paragraph-rsid="001b2c5c" fo:background-color="transparent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style:font-name="Ubuntu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5" style:family="paragraph" style:parent-style-name="Table_20_Contents">
      <style:paragraph-properties fo:margin-left="0in" fo:margin-right="0in" fo:text-indent="0in" style:auto-text-indent="false"/>
      <style:text-properties style:font-name="Ubuntu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style:font-name="Ubuntu" fo:font-size="9pt" fo:font-weight="normal" officeooo:rsid="0020379c" officeooo:paragraph-rsid="0020379c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in" fo:margin-right="0in" fo:text-indent="0in" style:auto-text-indent="false"/>
      <style:text-properties style:font-name="Ubuntu" fo:font-size="9pt" fo:font-weight="normal" officeooo:paragraph-rsid="0020379c" style:font-size-asian="9pt" style:font-weight-asian="normal" style:font-size-complex="9pt" style:font-weight-complex="normal"/>
    </style:style>
    <style:style style:name="P18" style:family="paragraph" style:parent-style-name="Standard" style:list-style-name="L1"/>
    <style:style style:name="P19" style:family="paragraph" style:parent-style-name="Standard" style:list-style-name="L2">
      <style:text-properties officeooo:paragraph-rsid="001e79e3"/>
    </style:style>
    <style:style style:name="P20" style:family="paragraph" style:parent-style-name="Standard" style:list-style-name="L2">
      <style:text-properties style:font-name="Liberation Sans" officeooo:rsid="000b69aa" officeooo:paragraph-rsid="001e79e3"/>
    </style:style>
    <style:style style:name="P21" style:family="paragraph" style:parent-style-name="Standard">
      <style:text-properties style:font-name="Liberation Sans" officeooo:rsid="00099032"/>
    </style:style>
    <style:style style:name="P22" style:family="paragraph" style:parent-style-name="Standard" style:list-style-name="L2">
      <style:text-properties style:font-name="Liberation Sans" officeooo:rsid="00099032" officeooo:paragraph-rsid="001e79e3"/>
    </style:style>
    <style:style style:name="P23" style:family="paragraph" style:parent-style-name="Standard" style:list-style-name="L2">
      <style:text-properties style:font-name="Liberation Sans" officeooo:rsid="000defd2" officeooo:paragraph-rsid="001e79e3"/>
    </style:style>
    <style:style style:name="P24" style:family="paragraph" style:parent-style-name="Text_20_body" style:list-style-name="L2">
      <style:text-properties officeooo:rsid="001e79e3" officeooo:paragraph-rsid="001e79e3"/>
    </style:style>
    <style:style style:name="P25" style:family="paragraph" style:parent-style-name="Text_20_body" style:list-style-name="L2">
      <style:text-properties style:font-name="Liberation Sans" officeooo:rsid="001e79e3" officeooo:paragraph-rsid="001e79e3"/>
    </style:style>
    <style:style style:name="P26" style:family="paragraph" style:parent-style-name="Text_20_body">
      <style:text-properties officeooo:paragraph-rsid="001cfac7"/>
    </style:style>
    <style:style style:name="T1" style:family="text">
      <style:text-properties officeooo:rsid="00170211"/>
    </style:style>
    <style:style style:name="T2" style:family="text">
      <style:text-properties officeooo:rsid="00172bcf"/>
    </style:style>
    <style:style style:name="T3" style:family="text">
      <style:text-properties officeooo:rsid="001cfac7" fo:background-color="#ffff00" loext:char-shading-value="0"/>
    </style:style>
    <style:style style:name="T4" style:family="text">
      <style:text-properties officeooo:rsid="001cfac7"/>
    </style:style>
    <style:style style:name="T5" style:family="text">
      <style:text-properties fo:font-style="italic" officeooo:rsid="001cfac7" style:font-style-asian="italic" style:font-style-complex="italic"/>
    </style:style>
    <style:style style:name="T6" style:family="text">
      <style:text-properties style:font-name="Liberation Sans"/>
    </style:style>
    <style:style style:name="T7" style:family="text">
      <style:text-properties style:font-name="Liberation Sans" officeooo:rsid="000defd2"/>
    </style:style>
    <style:style style:name="T8" style:family="text">
      <style:text-properties style:font-name="Liberation Sans" officeooo:rsid="00099032"/>
    </style:style>
    <style:style style:name="T9" style:family="text">
      <style:text-properties style:font-name="Liberation Sans" officeooo:rsid="000bd491"/>
    </style:style>
    <style:style style:name="T10" style:family="text">
      <style:text-properties officeooo:rsid="0020379c"/>
    </style:style>
    <style:style style:name="T11" style:family="text">
      <style:text-properties officeooo:rsid="002486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itle">Kodebog</text:p>
      <text:p text:style-name="P2"><text:span text:style-name="T4">Følgende er et overblik over det koderegime der er blevet brugt i forbindelse med klassifiseringen af de givne emner. Det skal indledningsvist noteres at emnerne kan forstås som en to-dimensionel matrix hvor at National/intrnational konstituere rækkerne og de efterfølgende emner konstituere kolonnerne. Således er hvert emner katagoriseret som indlejeret i en </text:span><text:span text:style-name="T5">enten</text:span><text:span text:style-name="T4"> national eller international kontekst. </text:span></text:p>
      <text:p text:style-name="P2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3">Overbli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4">Labels</text:p>
          </table:table-cell>
          <table:table-cell table:style-name="Table1.A2" office:value-type="string">
            <text:p text:style-name="P14"><text:span text:style-name="T4">Kontekst/u</text:span>nderemner</text:p>
          </table:table-cell>
          <table:table-cell table:style-name="Table1.C2" office:value-type="string">
            <text:p text:style-name="P14">Mål</text:p>
          </table:table-cell>
        </table:table-row>
        <table:table-row>
          <table:table-cell table:style-name="Table1.A2" office:value-type="string">
            <text:p text:style-name="P11">National/ international</text:p>
          </table:table-cell>
          <table:table-cell table:style-name="Table1.A2" office:value-type="string">
            <text:p text:style-name="P12">Dansk politik</text:p>
            <text:p text:style-name="P12"><text:span text:style-name="T2">I</text:span>nternational poolitik</text:p>
          </table:table-cell>
          <table:table-cell table:style-name="Table1.C2" office:value-type="string">
            <text:p text:style-name="P15">Dikotomt:</text:p>
            <text:p text:style-name="P15">1 = Internationnal politik</text:p>
            <text:p text:style-name="P15">0 = Dansk politik</text:p>
            <text:p text:style-name="P15"/>
            <text:p text:style-name="P16">Sættes pr. konvention til 0 hvis Andet eller Ignore = 1</text:p>
          </table:table-cell>
        </table:table-row>
        <table:table-row>
          <table:table-cell table:style-name="Table1.A2" office:value-type="string">
            <text:p text:style-name="P3">Konflikter og konserver</text:p>
          </table:table-cell>
          <table:table-cell table:style-name="Table1.A2" office:value-type="string">
            <text:p text:style-name="P5">Flygtninge</text:p>
            <text:p text:style-name="P5">Intengration</text:p>
            <text:p text:style-name="P5">Ulandshjælp</text:p>
            <text:p text:style-name="P5">Krig og konflikter</text:p>
          </table:table-cell>
          <table:table-cell table:style-name="Table1.C2" office:value-type="string">
            <text:p text:style-name="P15">Dikotomt:</text:p>
            <text:p text:style-name="P15">1 = Et eller flere af underemnerne indgår i paragraffen.</text:p>
            <text:p text:style-name="P15"/>
            <text:p text:style-name="P15">0 = Ingen af underemnerne indgår i paragraffen</text:p>
          </table:table-cell>
        </table:table-row>
        <table:table-row>
          <table:table-cell table:style-name="Table1.A2" office:value-type="string">
            <text:p text:style-name="P3">Statsforvaltninge og teknologi</text:p>
          </table:table-cell>
          <table:table-cell table:style-name="Table1.A2" office:value-type="string">
            <text:p text:style-name="P5">Retspolitik</text:p>
            <text:p text:style-name="P5">Økonomi</text:p>
            <text:p text:style-name="P5">Forvaltning</text:p>
            <text:p text:style-name="P5">It &amp; teknologi</text:p>
          </table:table-cell>
          <table:table-cell table:style-name="Table1.C2" office:value-type="string">
            <text:p text:style-name="P15">Dikotomt:</text:p>
            <text:p text:style-name="P15">1 = Et eller flere af underemnerne indgår i paragraffen.</text:p>
            <text:p text:style-name="P15"/>
            <text:p text:style-name="P15">0 = Ingen af underemnerne indgår i paragraffen</text:p>
          </table:table-cell>
        </table:table-row>
        <table:table-row>
          <table:table-cell table:style-name="Table1.A2" office:value-type="string">
            <text:p text:style-name="P3">Miljø &amp; klima</text:p>
          </table:table-cell>
          <table:table-cell table:style-name="Table1.A2" office:value-type="string">
            <text:p text:style-name="P10">Miljø</text:p>
            <text:p text:style-name="P10">Klima</text:p>
            <text:p text:style-name="P6">Økologi</text:p>
          </table:table-cell>
          <table:table-cell table:style-name="Table1.C2" office:value-type="string">
            <text:p text:style-name="P15">Dikotomt:</text:p>
            <text:p text:style-name="P15">1 = Et eller flere af underemnerne indgår i paragraffen.</text:p>
            <text:p text:style-name="P15"/>
            <text:p text:style-name="P15">0 = Ingen af underemnerne indgår i paragraffen</text:p>
          </table:table-cell>
        </table:table-row>
        <table:table-row>
          <table:table-cell table:style-name="Table1.A2" office:value-type="string">
            <text:p text:style-name="P3">Kultur, religion, <text:span text:style-name="T11">historie</text:span> og medier</text:p>
          </table:table-cell>
          <table:table-cell table:style-name="Table1.A2" office:value-type="string">
            <text:p text:style-name="P5">Kultur</text:p>
            <text:p text:style-name="P5">Religion</text:p>
            <text:p text:style-name="P7">Historie</text:p>
            <text:p text:style-name="P5">Medier (Konventionelle <text:span text:style-name="T1">såvel som</text:span> sociale)</text:p>
          </table:table-cell>
          <table:table-cell table:style-name="Table1.C2" office:value-type="string">
            <text:p text:style-name="P15">Dikotomt:</text:p>
            <text:p text:style-name="P15">1 = Et eller flere af underemnerne indgår i paragraffen.</text:p>
            <text:p text:style-name="P15"/>
            <text:p text:style-name="P15">0 = Ingen af underemnerne indgår i paragraffen</text:p>
          </table:table-cell>
        </table:table-row>
        <table:table-row>
          <table:table-cell table:style-name="Table1.A2" office:value-type="string">
            <text:p text:style-name="P3">Famile &amp; indentitet</text:p>
          </table:table-cell>
          <table:table-cell table:style-name="Table1.A2" office:value-type="string">
            <text:p text:style-name="P5">Køn</text:p>
            <text:p text:style-name="P5">Børn</text:p>
            <text:p text:style-name="P5">Famile</text:p>
            <text:p text:style-name="P5">Ligestilling</text:p>
            <text:p text:style-name="P5">Sexualitet</text:p>
            <text:p text:style-name="P5">Identitetspolitik</text:p>
          </table:table-cell>
          <table:table-cell table:style-name="Table1.C2" office:value-type="string">
            <text:p text:style-name="P15">Dikotomt:</text:p>
            <text:p text:style-name="P15">1 = Et eller flere af underemnerne indgår i paragraffen.</text:p>
            <text:p text:style-name="P15"/>
            <text:p text:style-name="P15">0 = Ingen af underemnerne indgår i paragraffen</text:p>
          </table:table-cell>
        </table:table-row>
        <table:table-row>
          <table:table-cell table:style-name="Table1.A2" office:value-type="string">
            <text:p text:style-name="P4">Andet</text:p>
          </table:table-cell>
          <table:table-cell table:style-name="Table1.A2" office:value-type="string">
            <text:p text:style-name="P8">Egenlige tekst stykke som ikke passer in i overstående katagorier</text:p>
            <text:p text:style-name="P9">Eller et stykke slet hvori emnet slet ikke kan identificeres</text:p>
            <text:p text:style-name="P9"/>
          </table:table-cell>
          <table:table-cell table:style-name="Table1.C2" office:value-type="string">
            <text:p text:style-name="P15">Dikotomt:</text:p>
            <text:p text:style-name="P15">1 = <text:span text:style-name="T10">Tekststykket passer ikke end i nogen af katagoriernn</text:span></text:p>
            <text:p text:style-name="P15"/>
            <text:p text:style-name="P15">0 <text:span text:style-name="T10">= Teksten passer i en eller flere af overstående katagorier</text:span></text:p>
          </table:table-cell>
        </table:table-row>
        <table:table-row>
          <table:table-cell table:style-name="Table1.A2" office:value-type="string">
            <text:p text:style-name="P4">Ignore</text:p>
          </table:table-cell>
          <table:table-cell table:style-name="Table1.A2" office:value-type="string">
            <text:p text:style-name="P8">Clutter, HTML, Links ect.</text:p>
          </table:table-cell>
          <table:table-cell table:style-name="Table1.C2" office:value-type="string">
            <text:p text:style-name="P17">Dikotomt:</text:p>
            <text:p text:style-name="P17">1 = <text:span text:style-name="T10">Er ikke et egenligt tekststykke eller del af et indlæg </text:span></text:p>
            <text:p text:style-name="P17"/>
            <text:p text:style-name="P17">0 <text:span text:style-name="T10">= Er et egenligt tekststykke fra et indlæg</text:span></text:p>
            <text:p text:style-name="P17"/>
          </table:table-cell>
        </table:table-row>
      </table:table>
      <text:p text:style-name="P2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2:49:59.622676003</meta:creation-date>
    <dc:date>2017-08-26T03:11:19.041750523</dc:date>
    <meta:editing-duration>PT12H26M56S</meta:editing-duration>
    <meta:editing-cycles>13</meta:editing-cycles>
    <meta:generator>LibreOffice/5.1.6.2$Linux_X86_64 LibreOffice_project/10m0$Build-2</meta:generator>
    <meta:document-statistic meta:table-count="1" meta:image-count="0" meta:object-count="0" meta:page-count="1" meta:paragraph-count="65" meta:word-count="298" meta:character-count="1915" meta:non-whitespace-character-count="1680"/>
  </office:meta>
</office:document-meta>
</file>